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1376f13d"/>
    </style:style>
    <style:style style:name="P2" style:family="paragraph" style:parent-style-name="Standard" style:list-style-name="L1">
      <style:text-properties officeooo:paragraph-rsid="1352845e"/>
    </style:style>
    <style:style style:name="P3" style:family="paragraph" style:parent-style-name="Standard" style:list-style-name="L1">
      <style:text-properties officeooo:paragraph-rsid="13610bcb"/>
    </style:style>
    <style:style style:name="P4" style:family="paragraph" style:parent-style-name="Standard" style:list-style-name="L1">
      <style:text-properties officeooo:paragraph-rsid="1380cbcb"/>
    </style:style>
    <style:style style:name="P5" style:family="paragraph" style:parent-style-name="Standard" style:list-style-name="L1">
      <style:text-properties officeooo:paragraph-rsid="13526d5f"/>
    </style:style>
    <style:style style:name="P6" style:family="paragraph" style:parent-style-name="Standard" style:list-style-name="L1">
      <style:text-properties style:use-window-font-color="true" style:font-name="標楷體" fo:font-size="17pt" fo:font-weight="bold" officeooo:rsid="0a1d5fe7" officeooo:paragraph-rsid="1362343b" style:font-name-asian="標楷體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style:use-window-font-color="true" style:font-name="標楷體" fo:font-size="17pt" fo:font-weight="bold" officeooo:rsid="0a1d5fe7" officeooo:paragraph-rsid="13526d5f" style:font-name-asian="標楷體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style:use-window-font-color="true" style:font-name="標楷體" fo:font-size="17pt" fo:font-weight="bold" officeooo:rsid="0a3fd8c7" officeooo:paragraph-rsid="13526d5f" style:font-name-asian="標楷體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style:use-window-font-color="true" style:font-name="標楷體" fo:font-size="17pt" fo:font-weight="bold" officeooo:rsid="083ef854" officeooo:paragraph-rsid="13526d5f" style:font-name-asian="標楷體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style:use-window-font-color="true" officeooo:rsid="0a3fd8c7" officeooo:paragraph-rsid="13526d5f"/>
    </style:style>
    <style:style style:name="P11" style:family="paragraph" style:parent-style-name="Standard" style:list-style-name="L1">
      <style:text-properties style:use-window-font-color="true" style:font-name="Liberation Serif" fo:font-size="17pt" fo:font-weight="bold" officeooo:rsid="0a3fd8c7" officeooo:paragraph-rsid="13526d5f" style:font-name-asian="標楷體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style:use-window-font-color="true" style:font-name="Liberation Serif" fo:font-size="17pt" fo:font-weight="bold" officeooo:rsid="0a1d5fe7" officeooo:paragraph-rsid="13526d5f" style:font-name-asian="標楷體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style:use-window-font-color="true" style:font-name="Liberation Serif" fo:font-size="17pt" fo:font-weight="bold" officeooo:rsid="083ef854" officeooo:paragraph-rsid="13526d5f" style:font-name-asian="Liberation Serif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style:use-window-font-color="true" style:font-name="Liberation Serif" fo:font-size="17pt" fo:font-weight="bold" officeooo:rsid="0a3fd8c7" officeooo:paragraph-rsid="13526d5f" style:font-name-asian="Liberation Serif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use-window-font-color="true" style:font-name="Liberation Serif" fo:font-size="17pt" fo:font-weight="bold" officeooo:rsid="0a1d5fe7" officeooo:paragraph-rsid="13526d5f" style:font-name-asian="Liberation Serif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style:use-window-font-color="true" style:font-name="Liberation Serif" fo:font-size="17pt" fo:font-weight="bold" officeooo:rsid="0a1d5fe7" officeooo:paragraph-rsid="13526d5f" style:font-name-asian="Liberation Serif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" fo:font-size="17pt" fo:font-weight="bold" officeooo:rsid="0a1d5fe7" officeooo:paragraph-rsid="1362343b" style:font-name-asian="標楷體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" fo:font-size="17pt" fo:font-weight="bold" officeooo:rsid="0a1d5fe7" officeooo:paragraph-rsid="1359ff1a" style:font-name-asian="標楷體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" fo:font-size="17pt" fo:font-weight="bold" officeooo:rsid="0a1d5fe7" officeooo:paragraph-rsid="13610bcb" style:font-name-asian="標楷體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" fo:font-size="17pt" fo:font-weight="bold" officeooo:rsid="0a1d5fe7" officeooo:paragraph-rsid="136be6ab" style:font-name-asian="標楷體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" fo:font-size="17pt" fo:font-weight="bold" officeooo:rsid="0a1d5fe7" officeooo:paragraph-rsid="1375d279" style:font-name-asian="標楷體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" fo:font-size="17pt" fo:font-weight="bold" officeooo:rsid="0a1d5fe7" officeooo:paragraph-rsid="13526d5f" style:font-name-asian="標楷體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" fo:font-size="17pt" fo:font-weight="bold" officeooo:rsid="0a3fd8c7" officeooo:paragraph-rsid="13526d5f" style:font-name-asian="標楷體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" fo:font-size="17pt" fo:font-weight="bold" officeooo:rsid="083ef854" officeooo:paragraph-rsid="13526d5f" style:font-name-asian="標楷體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" fo:font-size="17pt" fo:font-weight="bold" officeooo:rsid="0c331d3d" officeooo:paragraph-rsid="13526d5f" style:font-name-asian="標楷體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officeooo:rsid="0a3fd8c7" officeooo:paragraph-rsid="13526d5f"/>
    </style:style>
    <style:style style:name="P27" style:family="paragraph" style:parent-style-name="Standard" style:list-style-name="L1">
      <style:text-properties officeooo:rsid="0a3fd8c7" officeooo:paragraph-rsid="13526d5f"/>
    </style:style>
    <style:style style:name="T1" style:family="text">
      <style:text-properties style:use-window-font-color="true" style:font-name="標楷體" fo:font-size="17pt" fo:font-weight="bold" style:font-name-asian="標楷體" style:font-size-asian="17pt" style:language-asian="zh" style:country-asian="TW" style:font-weight-asian="bold" style:font-size-complex="17pt" style:font-weight-complex="bold"/>
    </style:style>
    <style:style style:name="T2" style:family="text">
      <style:text-properties style:use-window-font-color="true" style:font-name="標楷體" fo:font-size="17pt" fo:font-weight="bold" officeooo:rsid="0a1d5fe7" style:font-name-asian="標楷體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use-window-font-color="true" style:font-name="標楷體" fo:font-size="17pt" fo:font-weight="bold" officeooo:rsid="0a420054" style:font-name-asian="標楷體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use-window-font-color="true" style:font-name="標楷體" fo:font-size="17pt" fo:font-weight="bold" officeooo:rsid="0a3fd8c7" style:font-name-asian="標楷體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style:use-window-font-color="true" style:font-name="標楷體" fo:font-size="17pt" fo:font-weight="bold" officeooo:rsid="0a40cae3" style:font-name-asian="標楷體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fo:color="#ffbf00" style:font-name="標楷體" fo:font-size="17pt" fo:font-weight="bold" officeooo:rsid="0a1d5fe7" style:font-name-asian="標楷體" style:font-size-asian="17pt" style:language-asian="zh" style:country-asian="TW" style:font-weight-asian="bold" style:font-size-complex="17pt" style:font-weight-complex="bold"/>
    </style:style>
    <style:style style:name="T7" style:family="text">
      <style:text-properties fo:color="#ffbf00" style:font-name="標楷體" fo:font-size="17pt" fo:font-weight="bold" officeooo:rsid="0a3fd8c7" style:font-name-asian="標楷體" style:font-size-asian="17pt" style:language-asian="zh" style:country-asian="TW" style:font-weight-asian="bold" style:font-size-complex="17pt" style:font-weight-complex="bold"/>
    </style:style>
    <style:style style:name="T8" style:family="text">
      <style:text-properties fo:color="#333333"/>
    </style:style>
    <style:style style:name="T9" style:family="text">
      <style:text-properties fo:color="#333333" style:font-name="標楷體" officeooo:rsid="0a3fd8c7" style:font-name-asian="標楷體"/>
    </style:style>
    <style:style style:name="T10" style:family="text">
      <style:text-properties fo:color="#333333" style:font-name="標楷體" officeooo:rsid="0a1d5fe7" style:font-name-asian="標楷體"/>
    </style:style>
    <style:style style:name="T11" style:family="text">
      <style:text-properties fo:color="#333333" style:font-name="標楷體" officeooo:rsid="0b2e8170" style:font-name-asian="標楷體"/>
    </style:style>
    <style:style style:name="T12" style:family="text">
      <style:text-properties fo:color="#333333" style:font-name="標楷體" fo:font-size="17pt" fo:font-weight="bold" style:font-name-asian="標楷體" style:font-size-asian="17pt" style:language-asian="zh" style:country-asian="TW" style:font-weight-asian="bold" style:font-size-complex="17pt" style:font-weight-complex="bold"/>
    </style:style>
    <style:style style:name="T13" style:family="text">
      <style:text-properties fo:color="#333333" style:font-name="標楷體" fo:font-size="17pt" fo:font-weight="bold" officeooo:rsid="0a1d5fe7" style:font-name-asian="標楷體" style:font-size-asian="17pt" style:language-asian="zh" style:country-asian="TW" style:font-weight-asian="bold" style:font-size-complex="17pt" style:font-weight-complex="bold"/>
    </style:style>
    <style:style style:name="T14" style:family="text">
      <style:text-properties fo:color="#333333" style:font-name="標楷體" fo:font-size="17pt" fo:font-weight="bold" officeooo:rsid="0a3fd8c7" style:font-name-asian="標楷體" style:font-size-asian="17pt" style:language-asian="zh" style:country-asian="TW" style:font-weight-asian="bold" style:font-size-complex="17pt" style:font-weight-complex="bold"/>
    </style:style>
    <style:style style:name="T15" style:family="text">
      <style:text-properties fo:color="#333333" style:font-name="標楷體" fo:font-size="17pt" fo:font-weight="bold" officeooo:rsid="0b035b9a" style:font-name-asian="標楷體" style:font-size-asian="17pt" style:language-asian="zh" style:country-asian="TW" style:font-weight-asian="bold" style:font-size-complex="17pt" style:font-weight-complex="bold"/>
    </style:style>
    <style:style style:name="T16" style:family="text">
      <style:text-properties fo:color="#333333" style:font-name="標楷體" fo:font-size="17pt" fo:font-weight="bold" officeooo:rsid="0b1c0f31" style:font-name-asian="標楷體" style:font-size-asian="17pt" style:language-asian="zh" style:country-asian="TW" style:font-weight-asian="bold" style:font-size-complex="17pt" style:font-weight-complex="bold"/>
    </style:style>
    <style:style style:name="T17" style:family="text">
      <style:text-properties fo:color="#333333" style:font-name="標楷體" fo:font-size="17pt" fo:font-weight="bold" officeooo:rsid="0b2e8170" style:font-name-asian="標楷體" style:font-size-asian="17pt" style:language-asian="zh" style:country-asian="TW" style:font-weight-asian="bold" style:font-size-complex="17pt" style:font-weight-complex="bold"/>
    </style:style>
    <style:style style:name="T18" style:family="text">
      <style:text-properties fo:color="#333333" style:font-name="標楷體" fo:font-size="17pt" fo:font-weight="bold" officeooo:rsid="0a420054" style:font-name-asian="標楷體" style:font-size-asian="17pt" style:language-asian="zh" style:country-asian="TW" style:font-weight-asian="bold" style:font-size-complex="17pt" style:font-weight-complex="bold"/>
    </style:style>
    <style:style style:name="T19" style:family="text">
      <style:text-properties fo:color="#333333" style:font-name-asian="標楷體"/>
    </style:style>
    <style:style style:name="T20" style:family="text">
      <style:text-properties fo:color="#333333" officeooo:rsid="0a1d5fe7" style:font-name-asian="標楷體"/>
    </style:style>
    <style:style style:name="T21" style:family="text">
      <style:text-properties fo:color="#333333" officeooo:rsid="0a3fd8c7"/>
    </style:style>
    <style:style style:name="T22" style:family="text">
      <style:text-properties fo:color="#333333" officeooo:rsid="0a1d5fe7"/>
    </style:style>
    <style:style style:name="T23" style:family="text">
      <style:text-properties style:font-name-asian="標楷體"/>
    </style:style>
    <style:style style:name="T24" style:family="text">
      <style:text-properties style:font-name="標楷體" officeooo:rsid="0b2e8170" style:font-name-asian="標楷體"/>
    </style:style>
    <style:style style:name="T25" style:family="text">
      <style:text-properties style:font-name="標楷體" fo:font-size="17pt" fo:font-weight="bold" style:font-name-asian="標楷體" style:font-size-asian="17pt" style:language-asian="zh" style:country-asian="TW" style:font-weight-asian="bold" style:font-size-complex="17pt" style:font-weight-complex="bold"/>
    </style:style>
    <style:style style:name="T26" style:family="text">
      <style:text-properties style:font-name="標楷體" fo:font-size="17pt" fo:font-weight="bold" officeooo:rsid="0a1d5fe7" style:font-name-asian="標楷體" style:font-size-asian="17pt" style:language-asian="zh" style:country-asian="TW" style:font-weight-asian="bold" style:font-size-complex="17pt" style:font-weight-complex="bold"/>
    </style:style>
    <style:style style:name="T27" style:family="text">
      <style:text-properties style:font-name="標楷體" fo:font-size="17pt" fo:font-weight="bold" officeooo:rsid="0b2e8170" style:font-name-asian="標楷體" style:font-size-asian="17pt" style:language-asian="zh" style:country-asian="TW" style:font-weight-asian="bold" style:font-size-complex="17pt" style:font-weight-complex="bold"/>
    </style:style>
    <style:style style:name="T28" style:family="text">
      <style:text-properties style:font-name="標楷體" fo:font-size="17pt" fo:font-weight="bold" officeooo:rsid="0c331d3d" style:font-name-asian="標楷體" style:font-size-asian="17pt" style:language-asian="zh" style:country-asian="TW" style:font-weight-asian="bold" style:font-size-complex="17pt" style:font-weight-complex="bold"/>
    </style:style>
    <style:style style:name="T29" style:family="text">
      <style:text-properties fo:color="#050505" style:font-name="標楷體" fo:font-size="17pt" fo:font-weight="normal" officeooo:rsid="0a1d5fe7" style:font-name-asian="標楷體" style:font-size-asian="17pt" style:language-asian="zh" style:country-asian="TW" style:font-weight-asian="normal" style:font-size-complex="17pt" style:font-weight-complex="normal"/>
    </style:style>
    <style:style style:name="T30" style:family="text">
      <style:text-properties officeooo:rsid="0a3fd8c7"/>
    </style:style>
    <style:style style:name="T31" style:family="text">
      <style:text-properties fo:color="#010101"/>
    </style:style>
    <style:style style:name="T32" style:family="text">
      <style:text-properties fo:color="#010101" style:font-name="標楷體" fo:font-size="11pt" fo:font-weight="normal" officeooo:rsid="0a1d5fe7" style:font-name-asian="標楷體" style:font-size-asian="11pt" style:language-asian="zh" style:country-asian="TW" style:font-weight-asian="normal" style:font-size-complex="11pt" style:font-weight-complex="normal"/>
    </style:style>
    <style:style style:name="T33" style:family="text">
      <style:text-properties fo:color="#010101" style:font-name="標楷體" fo:font-size="11pt" fo:font-weight="bold" officeooo:rsid="083ef854" style:font-name-asian="標楷體" style:font-size-asian="11pt" style:language-asian="zh" style:country-asian="TW" style:font-weight-asian="bold" style:font-size-complex="11pt" style:font-weight-complex="bold"/>
    </style:style>
    <style:style style:name="T34" style:family="text">
      <style:text-properties fo:color="#010101" style:font-name="標楷體" fo:font-size="8pt" fo:font-weight="bold" officeooo:rsid="0a1d5fe7" style:font-name-asian="標楷體" style:font-size-asian="8pt" style:language-asian="zh" style:country-asian="TW" style:font-weight-asian="bold" style:font-size-complex="8pt" style:font-weight-complex="bold"/>
    </style:style>
    <style:style style:name="T35" style:family="text">
      <style:text-properties fo:color="#010101" officeooo:rsid="135478f3"/>
    </style:style>
    <style:style style:name="T36" style:family="text">
      <style:text-properties officeooo:rsid="0a4200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59059599" text:style-name="L1">
        <text:list-item>
          <text:p text:style-name="P6">道可道，</text:p>
          <text:list>
            <text:list-item>
              <text:p text:style-name="P1"><text:span text:style-name="T2">道 是 內部機制</text:span><text:span text:style-name="T13">、萬物法則</text:span><text:span text:style-name="T2">。</text:span><text:span text:style-name="T32">（道 是 游離體）</text:span><text:span text:style-name="T33">（道家老子 認定的）道 是 萬物法則、（人類 認定的）物理定律、化學反應</text:span></text:p>
              <text:list>
                <text:list-item>
                  <text:p text:style-name="P17">假定，某一特定&lt;?a&gt;個體 包覆、蘊含 某一特定&lt;?b&gt;個體。</text:p>
                  <text:list>
                    <text:list-item>
                      <text:p text:style-name="P17">對於 該&lt;?b&gt;個體 來說，道 是 該&lt;?a&gt;個體的 內部機制。</text:p>
                    </text:list-item>
                    <text:list-item>
                      <text:p text:style-name="P17">明顯例子，假定，某一特定&lt;?3&gt;個體 蘊含 某一特定&lt;?2&gt;個體。</text:p>
                      <text:list>
                        <text:list-item>
                          <text:p text:style-name="P6">對於 <text:span text:style-name="T8">該</text:span>&lt;?<text:span text:style-name="T36">2&gt;個體 來說，道 是 </text:span><text:span text:style-name="T8">該</text:span><text:span text:style-name="T36">&lt;?3&gt;個體的 內部機制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T2">道 是 系統</text:span><text:span text:style-name="T13">、個體</text:span><text:span text:style-name="T2">。</text:span></text:p>
              <text:list>
                <text:list-item>
                  <text:p text:style-name="P18">假定，某一特定&lt;?a&gt;個體 包覆、蘊含 某一特定&lt;?b&gt;個體。</text:p>
                  <text:list>
                    <text:list-item>
                      <text:p text:style-name="P18">對於 該&lt;?b&gt;個體 來說，道 是 該&lt;?a&gt;個體。</text:p>
                    </text:list-item>
                    <text:list-item>
                      <text:p text:style-name="P19">明顯例子，假定，某一特定&lt;?3&gt;個體 蘊含 某一特定&lt;?2&gt;個體。</text:p>
                      <text:list>
                        <text:list-item>
                          <text:p text:style-name="P3"><text:span text:style-name="T2">對於 </text:span><text:span text:style-name="T13">該</text:span><text:span text:style-name="T2">&lt;?</text:span><text:span text:style-name="T3">2&gt;個體 來說，道 是 </text:span><text:span text:style-name="T18">該</text:span><text:span text:style-name="T3">&lt;?3&gt;個體</text:span><text:span text:style-name="T2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T2">系統 蘊含，系統的 內部機制</text:span><text:span text:style-name="T13">、萬物法則</text:span><text:span text:style-name="T2">。</text:span></text:p>
                  <text:list>
                    <text:list-item>
                      <text:p text:style-name="P19">在 紀載、紀錄 道 的 描述、例子，本書 使用 系統 簡稱 系統、內部機制、內在物質。</text:p>
                    </text:list-item>
                    <text:list-item>
                      <text:p text:style-name="P20">明顯例子，假定，本書 記載、紀錄，系統 有機率每一瞬間 都在 改變。</text:p>
                      <text:list>
                        <text:list-item>
                          <text:p text:style-name="P21">本書 在描述，系統、系統的內部機制、系統的內在物質 有機率每一瞬間 都在 改變</text:p>
                        </text:list-item>
                      </text:list>
                    </text:list-item>
                    <text:list-item>
                      <text:p text:style-name="P21">明顯例子，假定，本書 記載、紀錄，系統 不是 剛體。</text:p>
                      <text:list>
                        <text:list-item>
                          <text:p text:style-name="P21">本書 在描述，系統、系統的內部機制、系統的內在物質 不是 剛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<text:span text:style-name="T13">（道可道 的）</text:span><text:span text:style-name="T2">可道 是 可以 描述。</text:span><text:span text:style-name="T34">（明顯例子，用 語言文字、幾何圖像、數學公式、數學模型、哲學思想、實際物體、實際例子、假想例子、抽象概念 描述）</text:span></text:p>
              <text:list>
                <text:list-item>
                  <text:p text:style-name="P7">道 可以 被描述。<text:span text:style-name="T31">（明顯例子，</text:span><text:span text:style-name="T35">F=m*a、</text:span><text:span text:style-name="T31">都普勒效應、萬有引力公式、作用力與反作用力）</text:span></text:p>
                </text:list-item>
              </text:list>
            </text:list-item>
          </text:list>
        </text:list-item>
        <text:list-item>
          <text:p text:style-name="P7">非常道；</text:p>
          <text:list>
            <text:list-item>
              <text:p text:style-name="P22">常：永久、固定不變、永遠不變、常恆不變、永恆不變。</text:p>
            </text:list-item>
            <text:list-item>
              <text:p text:style-name="P7">但是 <text:span text:style-name="T8">道、</text:span>系統 不是 永恆不變 的 個體。</text:p>
            </text:list-item>
            <text:list-item>
              <text:p text:style-name="P7">系統 <text:span text:style-name="T8">有機率</text:span>每一瞬間 都在 改變。</text:p>
            </text:list-item>
            <text:list-item>
              <text:p text:style-name="P5"><text:span text:style-name="T2">系統 不是 </text:span><text:span text:style-name="T6">剛體</text:span><text:span text:style-name="T2">。</text:span></text:p>
            </text:list-item>
            <text:list-item>
              <text:p text:style-name="P7">系統 會 改變。</text:p>
            </text:list-item>
            <text:list-item>
              <text:p text:style-name="P7">所以 系統 的 描述 也會 改變。</text:p>
            </text:list-item>
            <text:list-item>
              <text:p text:style-name="P7">系統 改變 之後，描述 也要 跟著 更新。</text:p>
            </text:list-item>
            <text:list-item>
              <text:p text:style-name="P5"><text:span text:style-name="T13">（當下的當下 的）</text:span><text:span text:style-name="T2">描述 只適用於 當下的當下 的 系統。</text:span></text:p>
            </text:list-item>
            <text:list-item>
              <text:p text:style-name="P5"><text:span text:style-name="T2">&lt;?</text:span><text:span text:style-name="T4">3&gt;個體 和 &lt;?2&gt;個體 的 </text:span><text:span text:style-name="T7">尺度</text:span><text:span text:style-name="T4"> 相差 實在是 太大，所以 &lt;?</text:span><text:span text:style-name="T5">2&gt;個體</text:span><text:span text:style-name="T4"> 難以察覺</text:span><text:span text:style-name="T14">、根本察覺不到</text:span><text:span text:style-name="T4"> 道的改變、道在改變。</text:span></text:p>
            </text:list-item>
            <text:list-item>
              <text:p text:style-name="P5"><text:span text:style-name="T14">道：系統、萬物法則、物理定律、化學反應、燃點、空間、常數</text:span><text:span text:style-name="T13">。</text:span></text:p>
            </text:list-item>
            <text:list-item>
              <text:p text:style-name="P5"><text:span text:style-name="T14">道 不是 剛體；道 每一瞬間 都在 改變；道 的 改變 難以察覺</text:span><text:span text:style-name="T13">。</text:span></text:p>
            </text:list-item>
          </text:list>
        </text:list-item>
        <text:list-item>
          <text:p text:style-name="P8">名可名，</text:p>
          <text:list>
            <text:list-item>
              <text:p text:style-name="P8">萬物皆可命名。</text:p>
            </text:list-item>
          </text:list>
        </text:list-item>
        <text:list-item>
          <text:p text:style-name="P8">非常名；</text:p>
          <text:list>
            <text:list-item>
              <text:p text:style-name="P8">沒有 永恆不滅 的 物種。</text:p>
            </text:list-item>
            <text:list-item>
              <text:p text:style-name="P8">被命名 的 物種 總會 到達 滅絕、不再出現 的 瞬間。</text:p>
            </text:list-item>
            <text:list-item>
              <text:p text:style-name="P8">物種 滅絕 之後，該命名 就是 死語、失去意義、沒有任何意義。</text:p>
            </text:list-item>
            <text:list-item>
              <text:p text:style-name="P8">該命名、該含意 總有一天 也會 跟著 滅絕，不再被使用。</text:p>
            </text:list-item>
            <text:list-item>
              <text:p text:style-name="P27"><text:span text:style-name="T1">同一個 命名 有機率 用在 其他物種。</text:span><text:span text:style-name="T29">（失去 原本 的 含意）</text:span></text:p>
            </text:list-item>
            <text:list-item>
              <text:p text:style-name="P8">原本 的 含意 被 吞沒 在 歷史洪流。</text:p>
            </text:list-item>
            <text:list-item>
              <text:p text:style-name="P8">因此 任何 命名、名稱 都不是 永恆不滅 的 命名、名稱。</text:p>
            </text:list-item>
          </text:list>
        </text:list-item>
        <text:list-item>
          <text:p text:style-name="P8">無，名天地之始；有，名萬物之母。</text:p>
          <text:list>
            <text:list-item>
              <text:p text:style-name="P8">無道、無名 是 天地之始。</text:p>
            </text:list-item>
            <text:list-item>
              <text:p text:style-name="P8">有道、有名 是 萬物之母。</text:p>
            </text:list-item>
          </text:list>
        </text:list-item>
        <text:list-item>
          <text:p text:style-name="P8">故常無，欲以觀其妙。</text:p>
          <text:list>
            <text:list-item>
              <text:p text:style-name="P27"><text:span text:style-name="T1">想要 觀察、統計、歸納、預測 該系統 的 </text:span><text:span text:style-name="T12">（內部）</text:span><text:span text:style-name="T1">運作 的 時候，則 假定、假設、令 該系統 是 無名、無道。</text:span><text:span text:style-name="T12">（非監督式學習、不預設立場、拋開固有觀念、拋開過去的名和道並且用心觀測）</text:span></text:p>
            </text:list-item>
            <text:list-item>
              <text:p text:style-name="P5"><text:span text:style-name="T12">系統</text:span><text:span text:style-name="T25">靜態分析、靜力學、封閉式系統、</text:span><text:span text:style-name="T12">系統（、道）</text:span><text:span text:style-name="T25">內部運作。</text:span></text:p>
            </text:list-item>
          </text:list>
        </text:list-item>
        <text:list-item>
          <text:p text:style-name="P8">常有，欲以觀其徼。</text:p>
          <text:list>
            <text:list-item>
              <text:p text:style-name="P27"><text:span text:style-name="T1">想要 觀察、統計、歸納、預測 該系統 的 邊界效應、</text:span><text:span text:style-name="T12">（跟其他個體）</text:span><text:span text:style-name="T1">交互作用 的 時候，則 假定、假設、令 該系統 是 有名、有道。</text:span><text:span text:style-name="T12">（假定、假設、令 該系統 是 白盒子，降低 預測 難度）</text:span></text:p>
            </text:list-item>
            <text:list-item>
              <text:p text:style-name="P10"><text:span text:style-name="T12">系統</text:span><text:span text:style-name="T25">動態分析、動力學、開放式系統、</text:span><text:span text:style-name="T12">道跟道的外在環境</text:span><text:span text:style-name="T25">交互作用。</text:span></text:p>
            </text:list-item>
          </text:list>
        </text:list-item>
        <text:list-item>
          <text:p text:style-name="P8">此兩者，</text:p>
          <text:list>
            <text:list-item>
              <text:p text:style-name="P8">這 兩種 假定、假設、令。</text:p>
            </text:list-item>
            <text:list-item>
              <text:p text:style-name="P8">這 兩種 分析。</text:p>
            </text:list-item>
          </text:list>
        </text:list-item>
        <text:list-item>
          <text:p text:style-name="P8">同出而異名，</text:p>
          <text:list>
            <text:list-item>
              <text:p text:style-name="P8">同樣出處、都是指向該系統，只是 假設 不同，因而 名稱 不同。</text:p>
            </text:list-item>
            <text:list-item>
              <text:p text:style-name="P8">都是 在 分析 同一個 系統，只是 方法 不同，因而 名稱 不同。</text:p>
            </text:list-item>
          </text:list>
        </text:list-item>
        <text:list-item>
          <text:p text:style-name="P11">同謂之玄。</text:p>
          <text:list>
            <text:list-item>
              <text:p text:style-name="P10"><text:span text:style-name="T25">兩種假設</text:span><text:span text:style-name="T12">（有、無）</text:span><text:span text:style-name="T25"> 和稱、組合起來稱呼 為 玄</text:span><text:span text:style-name="T12">（太極圖）</text:span><text:span text:style-name="T25">。</text:span></text:p>
            </text:list-item>
            <text:list-item>
              <text:p text:style-name="P23">玄 是 道 的 運作、狀態 的 分析（靜態分析、動態分析）。</text:p>
            </text:list-item>
            <text:list-item>
              <text:p text:style-name="P23">玄 是 分析（靜態分析、動態分析） 道 的 一切 的 稱呼。</text:p>
            </text:list-item>
            <text:list-item>
              <text:p text:style-name="P23">道 是 系統。</text:p>
            </text:list-item>
            <text:list-item>
              <text:p text:style-name="P10"><text:span text:style-name="T25">玄 是 系統分析</text:span><text:span text:style-name="T12">（系統動態分析、系統靜態分析）</text:span><text:span text:style-name="T25">。</text:span></text:p>
            </text:list-item>
            <text:list-item>
              <text:p text:style-name="P24"><text:span text:style-name="T30">玄</text:span> 是 整個 系統 的 分析。</text:p>
            </text:list-item>
            <text:list-item>
              <text:p text:style-name="P24"><text:span text:style-name="T30">玄</text:span> 是 分析 整個 系統。</text:p>
            </text:list-item>
            <text:list-item>
              <text:p text:style-name="P9"><text:span text:style-name="T21">玄 </text:span><text:span text:style-name="T8">是 </text:span><text:span text:style-name="T22">&lt;?3&gt;個體</text:span><text:span text:style-name="T21"> 的 分析</text:span><text:span text:style-name="T22">。</text:span></text:p>
            </text:list-item>
            <text:list-item>
              <text:p text:style-name="P23">玄 是 分析 整個 &lt;?3&gt;個體。</text:p>
            </text:list-item>
            <text:list-item>
              <text:p text:style-name="P13"><text:span text:style-name="T9">玄 </text:span><text:span text:style-name="T10">是 </text:span><text:span text:style-name="T9">分析 </text:span><text:span text:style-name="T10">&lt;?3&gt;個體</text:span><text:span text:style-name="T9"> 的 一切（運作、狀態、交互作用）的 稱呼</text:span><text:span text:style-name="T20">。</text:span></text:p>
            </text:list-item>
            <text:list-item>
              <text:p text:style-name="P14"><text:span text:style-name="T23">因為 系統 不是 剛體，所以 不可能 常有、常無</text:span>。</text:p>
            </text:list-item>
            <text:list-item>
              <text:p text:style-name="P11">不存在 常有、常無。</text:p>
            </text:list-item>
            <text:list-item>
              <text:p text:style-name="P10"><text:span text:style-name="T25">有、無 不可能 同時存在、並存 </text:span><text:span text:style-name="T12">在 最小解析度的個體、單位個體</text:span><text:span text:style-name="T25">。</text:span></text:p>
            </text:list-item>
            <text:list-item>
              <text:p text:style-name="P12">系統 是 有、無 並存，差別 只在 多寡。</text:p>
            </text:list-item>
            <text:list-item>
              <text:p text:style-name="P10"><text:span text:style-name="T26">有 是 多數派</text:span><text:span text:style-name="T13">（超過 </text:span><text:span text:style-name="T15">50%</text:span><text:span text:style-name="T13">）</text:span><text:span text:style-name="T26">，則 稱呼 該系統 是 有。</text:span></text:p>
            </text:list-item>
            <text:list-item>
              <text:p text:style-name="P10"><text:span text:style-name="T26">無 是 多數派</text:span><text:span text:style-name="T13">（超過 </text:span><text:span text:style-name="T15">50%</text:span><text:span text:style-name="T13">）</text:span><text:span text:style-name="T26">，則 稱呼 該系統 是 無。</text:span></text:p>
            </text:list-item>
            <text:list-item>
              <text:p text:style-name="P10"><text:span text:style-name="T13">實際</text:span><text:span text:style-name="T26">系統 是，有 中有 無，無 中有 有。</text:span><text:span text:style-name="T13">（太極圖 的 兩個 點）</text:span></text:p>
            </text:list-item>
            <text:list-item>
              <text:p text:style-name="P10"><text:span text:style-name="T13">極度</text:span><text:span text:style-name="T26">極端情況，系統 是 全有</text:span><text:span text:style-name="T13">（有佔</text:span><text:span text:style-name="T16">100%，無佔0%</text:span><text:span text:style-name="T13">）</text:span><text:span text:style-name="T26"> 或 全無。</text:span></text:p>
            </text:list-item>
            <text:list-item>
              <text:p text:style-name="P10"><text:span text:style-name="T13">實際上、</text:span><text:span text:style-name="T26">正常情況，系統 是 有、無 並存</text:span><text:span text:style-name="T27">。</text:span></text:p>
            </text:list-item>
            <text:list-item>
              <text:p text:style-name="P10"><text:span text:style-name="T26">系統 是 由 </text:span><text:span text:style-name="T17">x%的</text:span><text:span text:style-name="T27">有 和 </text:span><text:span text:style-name="T17">(100% - x%)的</text:span><text:span text:style-name="T27">無 所組成。</text:span></text:p>
            </text:list-item>
            <text:list-item>
              <text:p text:style-name="P15"><text:span text:style-name="T23">宏觀 有，微觀 不一定 也是 有</text:span><text:span text:style-name="T19">；微觀 有，宏觀 不一定 也是 有</text:span><text:span text:style-name="T23">。</text:span></text:p>
            </text:list-item>
            <text:list-item>
              <text:p text:style-name="P16"><text:span text:style-name="T24">宏觀 無，微觀 不一定 也是 無</text:span><text:span text:style-name="T11">；微觀 無，宏觀 不一定 也是 無</text:span><text:span text:style-name="T24">。</text:span></text:p>
            </text:list-item>
            <text:list-item>
              <text:p text:style-name="P10"><text:span text:style-name="T26">有道 不一定 有名</text:span><text:span text:style-name="T13">；有名 不一定 有道</text:span><text:span text:style-name="T27">。</text:span></text:p>
            </text:list-item>
            <text:list-item>
              <text:p text:style-name="P10"><text:span text:style-name="T26">無道 不一定 無名</text:span><text:span text:style-name="T13">；無名 不一定 無道</text:span><text:span text:style-name="T27">。</text:span></text:p>
            </text:list-item>
            <text:list-item>
              <text:p text:style-name="P10"><text:span text:style-name="T26">無名、無道、無極、無序、混沌、靜態、無系統、無造物主</text:span><text:span text:style-name="T27">。</text:span></text:p>
            </text:list-item>
            <text:list-item>
              <text:p text:style-name="P10"><text:span text:style-name="T26">有名、有道、太極、有序、有律、動態、有系統、有造物主</text:span><text:span text:style-name="T27">。</text:span></text:p>
            </text:list-item>
          </text:list>
        </text:list-item>
        <text:list-item>
          <text:p text:style-name="P11">玄之又玄，</text:p>
          <text:list>
            <text:list-item>
              <text:p text:style-name="P10"><text:span text:style-name="T25">分析 之又 分析</text:span><text:span text:style-name="T28">。</text:span></text:p>
              <text:list>
                <text:list-item>
                  <text:p text:style-name="P25">玄：分析（動態分析、靜態分析）。</text:p>
                </text:list-item>
                <text:list-item>
                  <text:p text:style-name="P26"><text:span text:style-name="T28">之：玄、分析 </text:span><text:span text:style-name="T25">的 產出、產物、結論。</text:span></text:p>
                </text:list-item>
                <text:list-item>
                  <text:p text:style-name="P26"><text:span text:style-name="T25">分析 的產出、產物、結論 又能 被分析</text:span><text:span text:style-name="T28">（動態、靜態 分析）</text:span><text:span text:style-name="T25">。</text:span></text:p>
                  <text:list>
                    <text:list-item>
                      <text:p text:style-name="P23">第二次分析 的 產出、產物、結論 又能 被分析。</text:p>
                    </text:list-item>
                    <text:list-item>
                      <text:p text:style-name="P23">第三次分析 的 產出、產物、結論 又能 被分析。</text:p>
                    </text:list-item>
                    <text:list-item>
                      <text:p text:style-name="P23">以此類推。</text:p>
                    </text:list-item>
                  </text:list>
                </text:list-item>
                <text:list-item>
                  <text:p text:style-name="P23">玄之又玄，玄 之後 又能 玄。</text:p>
                  <text:list>
                    <text:list-item>
                      <text:p text:style-name="P23">分析 之後 又能 分析。</text:p>
                    </text:list-item>
                    <text:list-item>
                      <text:p text:style-name="P23">永遠 玄 不完，永遠 分析 不完。</text:p>
                    </text:list-item>
                  </text:list>
                </text:list-item>
              </text:list>
            </text:list-item>
            <text:list-item>
              <text:p text:style-name="P10"><text:span text:style-name="T25">輪迴</text:span><text:span text:style-name="T12">、循環、狀態轉移</text:span><text:span text:style-name="T25">。</text:span><text:span text:style-name="T12">（太極旋轉圖）</text:span></text:p>
            </text:list-item>
            <text:list-item>
              <text:p text:style-name="P8"><text:span text:style-name="T8">實際上、正常情況 是，</text:span>有 到 無，無 到 有，周而復始。</text:p>
            </text:list-item>
            <text:list-item>
              <text:p text:style-name="P8">無名 到 有名，有名 到 無名。</text:p>
            </text:list-item>
            <text:list-item>
              <text:p text:style-name="P8">無道 到 有道，有道 到 無道。</text:p>
            </text:list-item>
            <text:list-item>
              <text:p text:style-name="P8">不存在 常有、常無。</text:p>
            </text:list-item>
            <text:list-item>
              <text:p text:style-name="P8"><text:span text:style-name="T8">該系統、</text:span>道 是 動態系統<text:span text:style-name="T8">，是 活水，而 不是 一攤死水</text:span>。</text:p>
            </text:list-item>
          </text:list>
        </text:list-item>
        <text:list-item>
          <text:p text:style-name="P11">為妙之門。</text:p>
          <text:list>
            <text:list-item>
              <text:p text:style-name="P8">是 探索 這份 奧妙、奧秘 的 起點、入口、切入點。</text:p>
            </text:list-item>
            <text:list-item>
              <text:p text:style-name="P8">是 觀察、統計、歸納、預測、分析</text:p>
              <text:list>
                <text:list-item>
                  <text:p text:style-name="P8">道<text:span text:style-name="T8">、該系統</text:span> 的 起點、入口、切入點。</text:p>
                </text:list-item>
                <text:list-item>
                  <text:p text:style-name="P5"><text:span text:style-name="T14">道 的</text:span><text:span text:style-name="T4"> 一切</text:span><text:span text:style-name="T14">的一切</text:span><text:span text:style-name="T4"> 的 起點、入口、切入點。</text:span></text:p>
                </text:list-item>
                <text:list-item>
                  <text:p text:style-name="P8">天地、萬物 的 起點、入口、切入點。</text:p>
                </text:list-item>
              </text:list>
            </text:list-item>
          </text:list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24:08.522000000</dc:date>
    <meta:editing-duration>P9DT18H56M5S</meta:editing-duration>
    <meta:editing-cycles>4614</meta:editing-cycles>
    <meta:document-statistic meta:table-count="0" meta:image-count="0" meta:object-count="0" meta:page-count="1" meta:paragraph-count="107" meta:word-count="2189" meta:character-count="2777" meta:non-whitespace-character-count="2404"/>
  </office:meta>
</office:document-meta>
</file>